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1.558cm" fo:min-width="3.071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962cm" fo:min-width="3.81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0.557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837cm" fo:min-width="1.728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6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526cm" fo:min-width="1.257cm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0.786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122cm" fo:min-width="4.67cm"/>
    </style:style>
    <style:style style:name="gr12" style:family="graphic" style:parent-style-name="objectwithoutfill">
      <style:graphic-properties svg:stroke-color="#000000" draw:marker-end="Arrow" draw:marker-end-width="0.3cm" draw:fill="none" draw:fill-color="#3465a4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2.738cm" fo:min-width="1.861cm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7" style:family="graphic" style:parent-style-name="standard">
      <style:graphic-properties draw:stroke="none" svg:stroke-color="#ff4000" draw:fill="none" draw:fill-color="#ff4000" draw:auto-grow-height="true" draw:auto-grow-width="false" fo:max-height="0cm" fo:min-height="1.38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8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2.996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2cm"/>
    </style:style>
    <style:style style:name="gr22" style:family="graphic" style:parent-style-name="standard">
      <style:graphic-properties draw:fill-color="#eeeeee" draw:textarea-horizontal-align="justify" draw:textarea-vertical-align="middle" draw:auto-grow-height="false" fo:min-height="1.763cm" fo:min-width="2.5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88cm"/>
    </style:style>
    <style:style style:name="gr25" style:family="graphic" style:parent-style-name="objectwithoutfill">
      <style:graphic-properties svg:stroke-color="#ff4000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83cm" fo:min-width="0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eeeeee"/>
      <style:paragraph-properties fo:text-align="center"/>
      <style:text-properties fo:font-size="11pt" fo:font-weight="bold" style:font-size-asian="18pt" style:font-weight-asian="bold" style:font-size-complex="18pt" style:font-weight-complex="600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-color="#eeeeee"/>
      <style:paragraph-properties fo:text-align="center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9pt" style:font-size-asian="18pt" style:font-size-complex="18pt"/>
    </style:style>
    <style:style style:name="P8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9" style:family="paragraph">
      <loext:graphic-properties draw:fill="none" draw:fill-color="#3465a4"/>
      <style:paragraph-properties fo:text-align="center"/>
    </style:style>
    <style:style style:name="P10" style:family="paragraph">
      <loext:graphic-properties draw:fill="none" draw:fill-color="#ffffff"/>
      <style:text-properties fo:font-size="13pt" style:font-size-asian="18pt" style:font-size-complex="18pt"/>
    </style:style>
    <style:style style:name="P11" style:family="paragraph">
      <loext:graphic-properties draw:fill-color="#ffffff"/>
      <style:paragraph-properties fo:text-align="center"/>
      <style:text-properties fo:font-size="14pt" fo:font-weight="bold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4000"/>
      <style:paragraph-properties fo:text-align="center"/>
      <style:text-properties fo:color="#ff4000" style:font-name="Arial1" fo:font-size="14pt" style:font-size-asian="18pt" style:font-size-complex="18pt"/>
    </style:style>
    <style:style style:name="P14" style:family="paragraph">
      <loext:graphic-properties draw:fill="none" draw:fill-color="#ffffff"/>
      <style:paragraph-properties fo:text-align="center"/>
      <style:text-properties fo:color="#ff4000" fo:font-size="14pt" style:font-size-asian="18pt" style:font-size-complex="18pt"/>
    </style:style>
    <style:style style:name="P15" style:family="paragraph">
      <loext:graphic-properties draw:fill="none" draw:fill-color="#ffffff"/>
      <style:text-properties fo:font-size="10pt" style:font-size-asian="18pt" style:font-size-complex="18pt"/>
    </style:style>
    <style:style style:name="P16" style:family="paragraph">
      <loext:graphic-properties draw:fill="none" draw:fill-color="#ffffff"/>
      <style:paragraph-properties fo:text-align="justify"/>
      <style:text-properties fo:font-size="9pt" style:font-size-asian="18pt" style:font-size-complex="18pt"/>
    </style:style>
    <style:style style:name="P17" style:family="paragraph">
      <style:text-properties fo:font-size="8pt" fo:font-weight="normal" style:font-size-asian="18pt" style:font-size-complex="18pt"/>
    </style:style>
    <style:style style:name="P18" style:family="paragraph">
      <loext:graphic-properties draw:fill="none" draw:fill-color="#ffffff"/>
      <style:text-properties fo:font-size="8pt" fo:font-weight="normal" style:font-size-asian="18pt" style:font-size-complex="18pt"/>
    </style:style>
    <style:style style:name="P19" style:family="paragraph">
      <loext:graphic-properties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1pt" fo:font-weight="bold" style:font-size-asian="18pt" style:font-weight-asian="bold" style:font-size-complex="18pt" style:font-weight-complex="600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9pt" style:font-size-asian="18pt" style:font-size-complex="18pt"/>
    </style:style>
    <style:style style:name="T6" style:family="text">
      <style:text-properties fo:font-size="13pt" style:font-size-asian="18pt" style:font-size-complex="18pt"/>
    </style:style>
    <style:style style:name="T7" style:family="text">
      <style:text-properties fo:font-size="14pt" fo:font-weight="bold" style:font-size-asian="18pt" style:font-size-complex="18pt"/>
    </style:style>
    <style:style style:name="T8" style:family="text">
      <style:text-properties fo:color="#ff4000" style:font-name="Arial1" fo:font-size="14pt" style:font-size-asian="18pt" style:font-size-complex="18pt"/>
    </style:style>
    <style:style style:name="T9" style:family="text">
      <style:text-properties fo:color="#ff4000" fo:font-size="14pt" style:font-size-asian="18pt" style:font-size-complex="1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8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5.049cm" svg:height="2.556cm" svg:x="5.145cm" svg:y="0.254cm">
          <text:p text:style-name="P1"><text:span text:style-name="T1">Public large dataset </text:span><text:span text:style-name="T1">or</text:span></text:p>
          <text:p text:style-name="P1"><text:span text:style-name="T1">Synthetic dataset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4.548cm" svg:height="2.45cm" svg:x="5.343cm" svg:y="4.012cm">
          <text:p text:style-name="P1"><text:span text:style-name="T2">B</text:span><text:span text:style-name="T2">a</text:span><text:span text:style-name="T2">y</text:span><text:span text:style-name="T2">e</text:span><text:span text:style-name="T2">s</text:span><text:span text:style-name="T2">i</text:span><text:span text:style-name="T2">a</text:span><text:span text:style-name="T2">n </text:span><text:span text:style-name="T2">N</text:span><text:span text:style-name="T2">e</text:span><text:span text:style-name="T2">u</text:span><text:span text:style-name="T2">r</text:span><text:span text:style-name="T2">a</text:span><text:span text:style-name="T2">l </text:span></text:p>
          <text:p text:style-name="P1"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0.425cm" svg:height="0.922cm" svg:x="7.441cm" svg:y="2.9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5" draw:layer="layout" svg:width="3.847cm" svg:height="0.877cm" svg:x="7.766cm" svg:y="2.892cm">
          <draw:text-box>
            <text:p><text:span text:style-name="T3">train</text:span></text:p>
          </draw:text-box>
        </draw:frame>
        <draw:custom-shape draw:style-name="gr5" draw:text-style-name="P2" draw:layer="layout" svg:width="3.15cm" svg:height="1.535cm" svg:x="6.041cm" svg:y="7.686cm">
          <text:p text:style-name="P1"><text:span text:style-name="T1">Adaptation </text:span></text:p>
          <text:p text:style-name="P1"><text:span text:style-name="T1">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25cm" svg:height="0.921cm" svg:x="7.442cm" svg:y="6.5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3.846cm" svg:height="0.876cm" svg:x="7.792cm" svg:y="6.597cm">
          <draw:text-box>
            <text:p><text:span text:style-name="T3">test</text:span></text:p>
          </draw:text-box>
        </draw:frame>
        <draw:custom-shape draw:style-name="gr8" draw:text-style-name="P6" draw:layer="layout" svg:width="2.483cm" svg:height="1.096cm" svg:x="7.391cm" svg:y="10.512cm">
          <text:p text:style-name="P1"><text:span text:style-name="T4">Automatically</text:span></text:p>
          <text:p text:style-name="P1"><text:span text:style-name="T4">Labeled </text:span></text:p>
          <text:p text:style-name="P1"><text:span text:style-name="T4">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31cm" svg:height="1.183cm" svg:x="8.469cm" svg:y="9.2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7" draw:layer="layout" svg:width="3.366cm" svg:height="1.733cm" svg:x="8.718cm" svg:y="9.258cm">
          <draw:text-box>
            <text:p><text:span text:style-name="T5">collect data based on uncertainty estimation</text:span></text:p>
          </draw:text-box>
        </draw:frame>
        <draw:custom-shape draw:style-name="gr11" draw:text-style-name="P8" xml:id="id1" draw:id="id1" draw:layer="layout" svg:width="7.31cm" svg:height="1.938cm" svg:x="4.086cm" svg:y="13.007cm">
          <text:p text:style-name="P1"><text:span text:style-name="T3">Balanced and </text:span></text:p>
          <text:p text:style-name="P1"><text:span text:style-name="T3">augmented data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9" draw:layer="layout" draw:type="curve" svg:x1="4.086cm" svg:y1="13.976cm" svg:x2="5.343cm" svg:y2="5.237cm" draw:start-shape="id1" draw:start-glue-point="6" draw:end-shape="id2" draw:end-glue-point="3" svg:d="M4086 13976c-751 0-1380-8739 1257-8739" svg:viewBox="0 0 1911 8740">
          <text:p/>
        </draw:connector>
        <draw:frame draw:style-name="gr13" draw:text-style-name="P10" draw:layer="layout" svg:width="2.856cm" svg:height="0.921cm" svg:x="1.208cm" svg:y="8.926cm">
          <draw:text-box>
            <text:p><text:span text:style-name="T6">fine-tune</text:span></text:p>
          </draw:text-box>
        </draw:frame>
        <draw:custom-shape draw:style-name="gr14" draw:text-style-name="P11" xml:id="id3" draw:id="id3" draw:layer="layout" svg:width="3.951cm" svg:height="2.987cm" svg:x="15.733cm" svg:y="12.486cm">
          <text:p text:style-name="P1"><text:span text:style-name="T7">CRF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5" draw:text-style-name="P12" draw:layer="layout" draw:type="curve" svg:x1="11.396cm" svg:y1="13.976cm" svg:x2="15.733cm" svg:y2="13.98cm" draw:start-shape="id1" draw:start-glue-point="10" draw:end-shape="id3" draw:end-glue-point="5" svg:d="M11396 13976c3252 0 1084 4 4337 4" svg:viewBox="0 0 4338 5">
          <text:p/>
        </draw:connector>
        <draw:frame draw:style-name="gr16" draw:text-style-name="P10" draw:layer="layout" svg:width="2.139cm" svg:height="0.924cm" svg:x="12.448cm" svg:y="13.323cm">
          <draw:text-box>
            <text:p><text:span text:style-name="T6">train</text:span></text:p>
          </draw:text-box>
        </draw:frame>
        <draw:frame draw:style-name="gr17" draw:text-style-name="P13" draw:layer="layout" svg:width="4.546cm" svg:height="1.635cm" svg:x="17.457cm" svg:y="1.31cm">
          <draw:text-box>
            <text:p text:style-name="P1"><text:span text:style-name="T8">Initialization phase</text:span></text:p>
          </draw:text-box>
        </draw:frame>
        <draw:frame draw:style-name="gr18" draw:text-style-name="P14" draw:layer="layout" svg:width="4.774cm" svg:height="1.637cm" svg:x="19.423cm" svg:y="3.033cm">
          <draw:text-box>
            <text:p text:style-name="P1"><text:span text:style-name="T9">Deployment </text:span></text:p>
            <text:p text:style-name="P1"><text:span text:style-name="T9">phase</text:span></text:p>
          </draw:text-box>
        </draw:frame>
        <draw:connector draw:style-name="gr15" draw:text-style-name="P12" draw:layer="layout" draw:type="curve" svg:x1="9.891cm" svg:y1="5.237cm" svg:x2="15.733cm" svg:y2="13.98cm" draw:start-shape="id2" draw:start-glue-point="1" draw:end-shape="id3" draw:end-glue-point="5" svg:d="M9891 5237c4381 0 1461 8743 5842 8743" svg:viewBox="0 0 5843 8744">
          <text:p/>
        </draw:connector>
        <draw:frame draw:style-name="gr19" draw:text-style-name="P15" draw:layer="layout" svg:width="2.448cm" svg:height="1.255cm" svg:x="13.388cm" svg:y="11.568cm">
          <draw:text-box>
            <text:p><text:span text:style-name="T1">Unary feature</text:span></text:p>
          </draw:text-box>
        </draw:frame>
        <draw:custom-shape draw:style-name="gr20" draw:text-style-name="P4" draw:layer="layout" svg:width="0.35cm" svg:height="3.709cm" svg:x="6.455cm" svg:y="9.298cm">
          <text:p/>
          <draw:enhanced-geometry svg:viewBox="0 0 21600 21600" draw:text-areas="?f0 0 ?f2 ?f5" draw:type="down-arrow" draw:modifiers="19591.3746630728 5907.6923076923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6" draw:layer="layout" svg:width="2.681cm" svg:height="1.37cm" svg:x="4.024cm" svg:y="9.298cm">
          <draw:text-box>
            <text:p><text:span text:style-name="T10">manually label </text:span></text:p>
            <text:p><text:span text:style-name="T10">s</text:span><text:span text:style-name="T5">mall portion </text:span></text:p>
            <text:p><text:span text:style-name="T5">of data</text:span></text:p>
          </draw:text-box>
        </draw:frame>
        <draw:custom-shape draw:style-name="gr22" draw:text-style-name="P8" xml:id="id4" draw:id="id4" draw:layer="layout" svg:width="4.333cm" svg:height="2.847cm" svg:x="22.168cm" svg:y="12.567cm">
          <text:p text:style-name="P1"><text:span text:style-name="T3">Test 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2" draw:layer="layout" draw:type="curve" svg:x1="19.684cm" svg:y1="13.98cm" svg:x2="22.168cm" svg:y2="13.991cm" draw:start-shape="id3" draw:start-glue-point="7" draw:end-shape="id4" draw:end-glue-point="6" svg:d="M19684 13980c1863 0 621 11 2484 11" svg:viewBox="0 0 2485 12">
          <text:p/>
        </draw:connector>
        <draw:frame draw:style-name="gr16" draw:text-style-name="P10" draw:layer="layout" svg:width="2.141cm" svg:height="0.924cm" svg:x="20.284cm" svg:y="13.323cm">
          <draw:text-box>
            <text:p><text:span text:style-name="T6">test</text:span></text:p>
          </draw:text-box>
        </draw:frame>
        <draw:connector draw:style-name="gr15" draw:text-style-name="P12" draw:layer="layout" draw:type="curve" svg:x1="9.891cm" svg:y1="5.237cm" svg:x2="24.335cm" svg:y2="12.567cm" draw:start-shape="id2" draw:start-glue-point="1" draw:end-shape="id4" draw:end-glue-point="4" svg:d="M9891 5237c9630 0 14444 2443 14444 7330" svg:viewBox="0 0 14445 7331">
          <text:p/>
        </draw:connector>
        <draw:frame draw:style-name="gr23" draw:text-style-name="P10" draw:layer="layout" svg:width="2.141cm" svg:height="0.922cm" svg:x="24.16cm" svg:y="11.175cm">
          <draw:text-box>
            <text:p><text:span text:style-name="T6"><text:s/></text:span><text:span text:style-name="T6">test</text:span></text:p>
          </draw:text-box>
        </draw:frame>
        <draw:frame draw:style-name="gr24" draw:text-style-name="P14" draw:layer="layout" svg:width="4.352cm" svg:height="1.638cm" svg:x="15.453cm" svg:y="3.04cm">
          <draw:text-box>
            <text:p text:style-name="P1"><text:span text:style-name="T9">Adaptation </text:span></text:p>
            <text:p text:style-name="P1"><text:span text:style-name="T9">phase</text:span></text:p>
          </draw:text-box>
        </draw:frame>
        <draw:line draw:style-name="gr25" draw:text-style-name="P12" draw:layer="layout" svg:x1="1.731cm" svg:y1="2.921cm" svg:x2="26.978cm" svg:y2="2.921cm">
          <text:p/>
        </draw:line>
        <draw:line draw:style-name="gr25" draw:text-style-name="P12" draw:layer="layout" svg:x1="19.726cm" svg:y1="2.942cm" svg:x2="19.726cm" svg:y2="15.494cm">
          <text:p/>
        </draw:line>
        <draw:frame draw:style-name="gr26" draw:text-style-name="P18" draw:layer="layout" svg:width="3.002cm" svg:height="0.645cm" svg:x="6.542cm" svg:y="12.092cm">
          <draw:text-box>
            <text:p text:style-name="P17"><text:span text:style-name="T11">augmentation</text:span></text:p>
          </draw:text-box>
        </draw:frame>
        <draw:custom-shape draw:style-name="gr27" draw:text-style-name="P4" draw:layer="layout" svg:width="0.31cm" svg:height="1.234cm" svg:x="8.47cm" svg:y="11.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8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8:18:16.743021093</meta:creation-date>
    <dc:date>2019-04-21T11:38:41.852258688</dc:date>
    <meta:editing-duration>PT13M54S</meta:editing-duration>
    <meta:editing-cycles>5</meta:editing-cycles>
    <meta:generator>LibreOffice/6.1.5.2$Linux_X86_64 LibreOffice_project/10$Build-2</meta:generator>
    <meta:document-statistic meta:object-count="55"/>
  </office:meta>
</office:document-meta>
</file>